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90b7b"/>
    </style:style>
    <style:style style:name="P4" style:family="paragraph" style:parent-style-name="Standard">
      <style:paragraph-properties fo:line-height="100%" fo:text-align="center" style:justify-single-word="false"/>
      <style:text-properties style:font-name="Trebuchet MS" officeooo:rsid="00146fe4" officeooo:paragraph-rsid="00146fe4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11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fo:color="#800000" officeooo:rsid="001e2444"/>
    </style:style>
    <style:style style:name="T8" style:family="text">
      <style:text-properties fo:color="#ff3300" officeooo:rsid="001e2444"/>
    </style:style>
    <style:style style:name="T9" style:family="text">
      <style:text-properties fo:color="#000066" officeooo:rsid="001e2444"/>
    </style:style>
    <style:style style:name="T10" style:family="text">
      <style:text-properties fo:color="#0000ff" officeooo:rsid="001e2444"/>
    </style:style>
    <style:style style:name="T11" style:family="text">
      <style:text-properties officeooo:rsid="001f4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médée Fleau - Clément Heresaz - Guillaume Chaput - Lucas Albarede -Loïc Chevalier</text:p>
      <text:p text:style-name="P11"/>
      <text:p text:style-name="P9">Projet d'éditeur de liens au format ELF</text:p>
      <text:p text:style-name="P8">Journal de bord </text:p>
      <text:p text:style-name="P4"/>
      <text:p text:style-name="P4"/>
      <text:p text:style-name="P5">Lundi 4 Janvier 2016 </text:p>
      <text:p text:style-name="P2"><text:tab/>Recherche documentaire </text:p>
      <text:p text:style-name="P2"/>
      <text:p text:style-name="P2">Afin de mieux appréhender le projet, nous avons regardé les ressources techniques fournies et d'autres ressources glanées </text:p>
      <text:p text:style-name="P2">sur Internet. </text:p>
      <text:p text:style-name="P2"/>
      <text:p text:style-name="P5"><text:span text:style-name="T2">MARDI</text:span> 5 <text:span text:style-name="T2">JANVIER</text:span> </text:p>
      <text:p text:style-name="P2"><text:tab/>Programmation de la Phase 1 du Projet </text:p>
      <text:p text:style-name="P2"/>
      <text:p text:style-name="P2">On démarre la programmation du projet + de la recherche documentaires (2 groupes distincts) </text:p>
      <text:p text:style-name="P2">L'étape 1 est fini. Cependant, il y a eu un ajustement suite aux contraintes imposées dans le projet ( se limiter aux ELF 32 bits). </text:p>
      <text:p text:style-name="P2"/>
      <text:p text:style-name="P6">MERCREDI 6 JANVIER</text:p>
      <text:p text:style-name="P3"><text:tab/><text:span text:style-name="T1">Se</text:span>conde version de l'étape 1, programation de l'étape 2. </text:p>
      <text:p text:style-name="P2"/>
      <text:p text:style-name="P2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2"/>
      <text:p text:style-name="P2">Reprise par la suite de la 2ème version pour continuer à programmer la 2ème étape. </text:p>
      <text:p text:style-name="P2">On rencontre un problème lors de la finalisation du code : le tableau est bien affiché et bien indenté -4-, cependant la section </text:p>
      <text:p text:style-name="P2">7 .rel.debug_info rencontre des problèmes d'information sur les colonnes adresse, décalage et Fanions (Flags). Il est donc à finaliser. <text:span text:style-name="T10">(INFORMATIONS?)</text:span></text:p>
      <text:p text:style-name="P2">On peut voir également que le texte n'est pas présent sur les Fanions et les types.</text:p>
      <text:p text:style-name="P2"/>
      <text:p text:style-name="P6">JEUDI 7 JANVIER</text:p>
      <text:p text:style-name="P7"/>
      <text:p text:style-name="P7"><text:tab/>Finition de 2ème étape et programmation de la 3ème, 4ème et 5ème étape</text:p>
      <text:p text:style-name="P7"></text:p>
      <text:p text:style-name="P7">Il y a eu 2 travaux en parallèle : <text:s/>Dans un premier temps, pendant la matinée, un premier travail consistait à <text:span text:style-name="T6">achever</text:span> l<text:span text:style-name="T11">e travail de </text:span>mise en forme du résultat de la phase 2 afin d'avoir le même affichage qu'avec l'outil "readelf -S".</text:p>
      <text:p text:style-name="P7"></text:p>
      <text:p text:style-name="P7">Dans un deuxième temps, le deuxième travail consistait à continuer la phase 1 par la 3ème étape puis la 4ème étape <text:span text:style-name="T5">en les affichant de la même façon, mise en forme comprise, que la fonction readelf le fait.</text:span></text:p>
      <text:p text:style-name="P7"></text:p>
      <text:p text:style-name="P7">-- Note : <text:s/>Lors de la réalisation de la 4ème étape, le premier groupe a <text:span text:style-name="T6">rencontré</text:span> un <text:soft-page-break/>problème : il est imposible d'intégrer <text:span text:style-name="T4">t</text:span>out<text:span text:style-name="T4">es</text:span> les chaines de caractères <text:span text:style-name="T4">afichées</text:span> par la fonction readelf car, <text:span text:style-name="T4">il semblerait que</text:span> la documentation ne <text:span text:style-name="T4">liste</text:span> pas toutes les options de fichier que propose <text:span text:style-name="T4">la</text:span> fonction <text:span text:style-name="T4">readelf</text:span>.</text:p>
      <text:p text:style-name="P7"></text:p>
      <text:p text:style-name="P7"><text:s/>L'étape 4 étant fini, on continue l'étape 5 débuté<text:span text:style-name="T4">e</text:span> entre<text:span text:style-name="T4">t</text:span>emps par le premier groupe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08T09:25:30.094832286</dc:date>
    <dc:creator>chevallo </dc:creator>
    <meta:editing-duration>PT24M23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387" meta:character-count="2297" meta:non-whitespace-character-count="1906"/>
  </office:meta>
</office:document-meta>
</file>